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9.999cm"/>
    </style:style>
    <style:style style:name="Tabella1.A3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be64f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placeholder text:placeholder-type="text">&lt;for each="key, lot in get_report_single_label(o)"&gt;</text:placeholder></text:p>
          </table:table-cell>
        </table:table-row>
        <table:table-row table:style-name="Tabella1.2">
          <table:table-cell table:style-name="Tabella1.A1" office:value-type="string">
            <text:p text:style-name="P11"><text:span text:style-name="T7"><text:placeholder text:placeholder-type="text">&lt;key[0].name&gt;</text:placeholder></text:span></text:p>
            <text:p text:style-name="P12"><text:span text:style-name="T7"><text:placeholder text:placeholder-type="text">&lt;key[1].name if key[1] else ''&gt;</text:placeholder></text:span></text:p>
            <text:p text:style-name="P12"><text:span text:style-name="T7"><text:placeholder text:placeholder-type="text">&lt;key[2].product_id.default_code&gt;</text:placeholder></text:span></text:p>
            <text:p text:style-name="P12"><text:span text:style-name="T7"><text:placeholder text:placeholder-type="text">&lt;lot&gt;</text:placeholder></text:span></text:p>
          </table:table-cell>
        </table:table-row>
        <table:table-row table:style-name="Tabella1.1">
          <table:table-cell table:style-name="Tabella1.A3" office:value-type="string">
            <text:p text:style-name="P2"><text:placeholder text:placeholder-type="text">&lt;/for&gt;</text:placeholder>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15T13:55:42.461336926</dc:date>
    <meta:editing-duration>PT17H32M42S</meta:editing-duration>
    <meta:editing-cycles>23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6" meta:word-count="9" meta:character-count="103" meta:non-whitespace-character-count="100"/>
  </office:meta>
</office:document-meta>
</file>